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CEC000009B1DBB261B62DB9ED9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cm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Fortran with MPI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Arun Prasaad Gunasekaran</text:p>
          </draw:text-box>
        </draw:frame>
        <draw:frame draw:style-name="gr1" draw:text-style-name="P2" draw:layer="layout" svg:width="7.919cm" svg:height="0.962cm" svg:x="10cm" svg:y="7.6cm">
          <draw:text-box>
            <text:p>Syntax, and Terminologies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rm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Processor – your PC/Processor</text:p>
              </text:list-item>
              <text:list-item>
                <text:p>Core – A fully functional part of a Processor</text:p>
              </text:list-item>
              <text:list-item>
                <text:p>Thread – An Input – Process – Output Stream</text:p>
              </text:list-item>
              <text:list-item>
                <text:p>Hyperthreading – Core having multiple threads</text:p>
              </text:list-item>
              <text:list-item>
                <text:p>CPU</text:p>
                <text:list>
                  <text:list-item>
                    <text:p>Central Processing Unit of a Processor</text:p>
                  </text:list-item>
                  <text:list-item>
                    <text:p>Some Processors have one CPU</text:p>
                  </text:list-item>
                  <text:list-item>
                    <text:p>Some Processors have dual CPU (Intel Dual Core, Intel Core2duo)</text:p>
                    <text:list>
                      <text:list-item>
                        <text:p>Here – 1 processor = 2 cores = 2 threads</text:p>
                      </text:list-item>
                      <text:list-item>
                        <text:p>1 core = 1 CPU = 1 thread</text:p>
                      </text:list-item>
                    </text:list>
                  </text:list-item>
                  <text:list-item>
                    <text:p>Some Processors have four CPU (Intel i3, i5, quadcore)</text:p>
                    <text:list>
                      <text:list-item>
                        <text:p>Here – 1 processor = 4 cores = 4 threads</text:p>
                      </text:list-item>
                      <text:list-item>
                        <text:p>1 core = 1 CPU = 1 thread</text:p>
                      </text:list-item>
                    </text:list>
                  </text:list-item>
                  <text:list-item>
                    <text:p>Some processors have four cores, dual threads (hyperthreading) (Intel i7)</text:p>
                    <text:list>
                      <text:list-item>
                        <text:p>1 Processor = 4 cores = 8 threads</text:p>
                      </text:list-item>
                      <text:list-item>
                        <text:p>1 core = 2 CPU = 2 threads</text:p>
                      </text:list-item>
                      <text:list-item>
                        <text:p>1 CPU = 1 thread</text:p>
                      </text:list-item>
                    </text:list>
                  </text:list-item>
                </text:list>
              </text:list-item>
              <text:list-item>
                <text:p><text:span text:style-name="T1">Before running your codes, it is good to know these details!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rm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Process – one instance of your program running in a processor.</text:p>
              </text:list-item>
              <text:list-item>
                <text:p>Always</text:p>
                <text:list>
                  <text:list-item>
                    <text:p>1 thread = 1 process</text:p>
                  </text:list-item>
                </text:list>
              </text:list-item>
              <text:list-item>
                <text:p>Depending on the Processor architecture</text:p>
                <text:list>
                  <text:list-item>
                    <text:p>1 core = n process(es) (n threaded core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rm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ommunicator</text:p>
                <text:list>
                  <text:list-item>
                    <text:p>An object that collectively represents a group of processes</text:p>
                  </text:list-item>
                  <text:list-item>
                    <text:p>MPI_COMM_WORLD – Default Global Communicator</text:p>
                  </text:list-item>
                </text:list>
              </text:list-item>
              <text:list-item>
                <text:p>Communicator size</text:p>
                <text:list>
                  <text:list-item>
                    <text:p>Number of processes in a communicator</text:p>
                  </text:list-item>
                </text:list>
              </text:list-item>
              <text:list-item>
                <text:p>Rank</text:p>
                <text:list>
                  <text:list-item>
                    <text:p>The number / id of th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Flow of how MPI Programs work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Start program</text:p>
              </text:list-item>
              <text:list-item>
                <text:p>Data declarations</text:p>
              </text:list-item>
              <text:list-item>
                <text:p>Initialize MPI</text:p>
              </text:list-item>
              <text:list-item>
                <text:p>Create a Communicator Size</text:p>
              </text:list-item>
              <text:list-item>
                <text:p>Set Communicator ranks</text:p>
              </text:list-item>
              <text:list-item>
                <text:p>Run code</text:p>
              </text:list-item>
              <text:list-item>
                <text:p>Finalize MPI</text:p>
              </text:list-item>
              <text:list-item>
                <text:p>End program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1T23:09:54.209907359</meta:creation-date>
    <meta:editing-duration>PT6M28S</meta:editing-duration>
    <meta:editing-cycles>3</meta:editing-cycles>
    <meta:generator>LibreOffice/5.4.2.2$Linux_X86_64 LibreOffice_project/40m0$Build-2</meta:generator>
    <dc:date>2018-02-11T23:30:43.703039832</dc:date>
    <meta:document-statistic meta:object-count="4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